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foHandlerMappingTests.getHandlerRequestMethodNotAllowed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RequestMappingInfoHandlerMapping.createInfo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questMappingInfoHandlerMapping.getBuilder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para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getHandlerUnsatisfiedServletRequestParameterException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InfoHandlerMappingTests.handleMatchMatrixVariables( TestRequestMappingInfoHandlerMapp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RequestMappingInfoHandlerMappingTests.testHttpMediaTypeNotSupportedException( TestRequestMappingInfoHandlerMapping mapping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questMappingInfoHandlerMapping.initLookupPath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InfoHandlerMappingTests.handleMatch( TestRequestMappingInfoHandlerMapping mapping , MockHttpServletRequest request , String pattern , String lookup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handleMatchMatrixVariablesDecoding( TestRequestMappingInfoHandlerMapp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ontrolle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roller.foo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getHandlerDirectMatch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InfoHandlerMappingTests.getMappingPathPatterns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Control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handleMatchBestMatchingPatternAttributeInObservationContext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troller.consumes( @ RequestBody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Controller.sav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handleMatchBestMatchingPatternAttributeNoPatternsDefined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getHandler( TestRequestMappingInfoHandlerMapping mapping ,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equestMappingInfoHandlerMapping.registerHandler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testHttpMediaTypeNotAcceptableException( TestRequestMappingInfoHandlerMapping mapping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InfoHandlerMappingTests.getHandlerMediaTypeNotAccepted( TestRequestMappingInfoHandlerMapp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getMatrixVariables( HttpServletRequest request , String uri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InfoHandlerMappingTests.handleMatchUriTemplateVariablesDecod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Controller.foo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InfoHandlerMappingTests.testHttpOptions( TestRequestMappingInfoHandlerMapping mapping , String requestURI , String allowHeader , @ Nullable MediaType acceptPat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MappingInfoHandlerMappingTests.handleNoMatchWithoutPartialMatches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InfoHandlerMap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InfoHandlerMappingTests.getHandlerHttpOptions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xm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getHandlerRequestMethodMatchFalsePositiv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InfoHandlerMappingTests.getHandlerEmptyPathMatch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InfoHandlerMappingTests.getHandlerGlobMatch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InfoHandlerMappingTests.getHandlerBestMatch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handleMatchUriTemplateVariables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RequestMappingInfoHandlerMapping.getMappingForMethod( Method method , Class &lt; ? &gt;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MappingInfoHandlerMappingTests.getUriTemplateVariable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InfoHandlerMappingTests.getHandlerMethodTypeNotSupportedWithParseError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appingInfoHandlerMappingTests.getHandlerProducibleMediaTypesAttribut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MappingInfoHandlerMappingTests.getHandlerMapped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RequestMappingInfoHandlerMapping.isHandl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getHandlerTestInvalidContentTyp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get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getHandlerMediaTypeNotSupported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patchBaz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handleMatchBestMatchingPatternAttribute( TestRequestMappingInfo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nonXm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produ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